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style:font-name="Verdana"/>
    </style:style>
    <style:style style:name="T3" style:parent-style-name="Fuentedepárrafopredeter." style:family="text">
      <style:text-properties style:font-name="Verdana"/>
    </style:style>
    <style:style style:name="T4" style:parent-style-name="Fuentedepárrafopredeter." style:family="text">
      <style:text-properties style:font-name="Verdana" fo:font-weight="bold" style:font-weight-asian="bold" style:font-weight-complex="bold"/>
    </style:style>
    <style:style style:name="T5" style:parent-style-name="Fuentedepárrafopredeter." style:family="text">
      <style:text-properties style:font-name="Verdana"/>
    </style:style>
    <style:style style:name="T6" style:parent-style-name="Fuentedepárrafopredeter." style:family="text">
      <style:text-properties style:font-name="Verdana" fo:font-weight="bold" style:font-weight-asian="bold" style:font-weight-complex="bold"/>
    </style:style>
    <style:style style:name="T7" style:parent-style-name="Fuentedepárrafopredeter." style:family="text">
      <style:text-properties style:font-name="Verdana"/>
    </style:style>
    <style:style style:name="T8" style:parent-style-name="Fuentedepárrafopredeter." style:family="text">
      <style:text-properties style:font-name="Verdana"/>
    </style:style>
    <style:style style:name="P9" style:parent-style-name="Textbody" style:family="paragraph">
      <style:text-properties style:font-name="Verdana"/>
    </style:style>
    <style:style style:name="P10" style:parent-style-name="Textbody" style:family="paragraph">
      <style:text-properties style:font-name="Verdana"/>
    </style:style>
    <style:style style:name="P11" style:parent-style-name="Textbody" style:family="paragraph">
      <style:text-properties style:font-name="Verdana"/>
    </style:style>
    <style:style style:name="T12" style:parent-style-name="Fuentedepárrafopredeter." style:family="text">
      <style:text-properties style:font-name="Verdana"/>
    </style:style>
    <style:style style:name="P13" style:parent-style-name="Textbody" style:family="paragraph">
      <style:text-properties style:font-name="Verdana"/>
    </style:style>
    <style:style style:name="P14" style:parent-style-name="Textbody" style:family="paragraph">
      <style:text-properties style:font-name="Verdana"/>
    </style:style>
    <style:style style:name="P15" style:parent-style-name="Textbody" style:family="paragraph">
      <style:text-properties style:font-name="Verdana"/>
    </style:style>
    <style:style style:name="P16" style:parent-style-name="Textbody" style:family="paragraph">
      <style:text-properties style:font-name="Verdana"/>
    </style:style>
    <style:style style:name="P17" style:parent-style-name="Textbody" style:family="paragraph">
      <style:text-properties style:font-name="Verdana"/>
    </style:style>
    <style:style style:name="P18" style:parent-style-name="Textbody" style:family="paragraph">
      <style:text-properties style:font-name="Verdana"/>
    </style:style>
    <style:style style:name="P19" style:parent-style-name="Textbody" style:family="paragraph">
      <style:text-properties style:font-name="Verdana"/>
    </style:style>
    <style:style style:name="P20" style:parent-style-name="Textbody" style:family="paragraph">
      <style:text-properties style:font-name="Verdana"/>
    </style:style>
    <style:style style:name="P21" style:parent-style-name="Textbody" style:family="paragraph">
      <style:text-properties style:font-name="Verdana"/>
    </style:style>
    <style:style style:name="P22" style:parent-style-name="Textbody" style:family="paragraph">
      <style:text-properties style:font-name="Verdana"/>
    </style:style>
    <style:style style:name="P23" style:parent-style-name="Textbody" style:family="paragraph">
      <style:text-properties style:font-name="Verdana"/>
    </style:style>
    <style:style style:name="P24" style:parent-style-name="Textbody" style:family="paragraph">
      <style:text-properties style:font-name="Verdana"/>
    </style:style>
    <style:style style:name="P25" style:parent-style-name="Textbody" style:family="paragraph">
      <style:text-properties style:font-name="Verdana"/>
    </style:style>
    <style:style style:name="P26" style:parent-style-name="Textbody" style:family="paragraph">
      <style:text-properties style:font-name="Verdana"/>
    </style:style>
    <style:style style:name="P27" style:parent-style-name="Textbody" style:family="paragraph">
      <style:text-properties style:font-name="Verdana"/>
    </style:style>
    <style:style style:name="P28" style:parent-style-name="Textbody" style:family="paragraph">
      <style:text-properties style:font-name="Verdana"/>
    </style:style>
    <style:style style:name="P29" style:parent-style-name="Textbody" style:family="paragraph">
      <style:paragraph-properties fo:margin-left="0.4923in" fo:text-indent="-0.4923in">
        <style:tab-stops/>
      </style:paragraph-properties>
    </style:style>
    <style:style style:name="P30" style:parent-style-name="Textbody" style:family="paragraph">
      <style:paragraph-properties fo:margin-left="0.4923in" fo:text-indent="-0.4923in">
        <style:tab-stops/>
      </style:paragraph-properties>
    </style:style>
    <style:style style:name="P31" style:parent-style-name="Textbody" style:family="paragraph">
      <style:paragraph-properties fo:margin-left="0.4923in" fo:text-indent="-0.4923in">
        <style:tab-stops/>
      </style:paragraph-properties>
    </style:style>
    <style:style style:name="P32" style:parent-style-name="Textbody" style:family="paragraph">
      <style:paragraph-properties fo:margin-left="0.4923in" fo:text-indent="-0.4923in">
        <style:tab-stops/>
      </style:paragraph-properties>
    </style:style>
  </office:automatic-styles>
  <office:body>
    <office:text text:use-soft-page-breaks="true">
      <text:p text:style-name="P1">BASE DE DATOS</text:p>
      <text:p text:style-name="P2"><text:tab/>Las tablas intermedias usan un modelo en caso de tener campos extras que necesiten guardar datos extras a la información que estas guardando.</text:p>
      <text:p text:style-name="Standard"><text:span text:style-name="T3"><text:tab/></text:span><text:span text:style-name="T4">Symfony<text:s/></text:span><text:span text:style-name="T5">: En código, si guardas un campo en el modelo como<text:s/></text:span><text:span text:style-name="T6">mapped</text:span><text:span text:style-name="T7"><text:s/>este<text:s/></text:span><text:span text:style-name="T8">valor será automáticamente guardado cuando mandes un formulario completo y no le harás modificaciones antes.</text:span></text:p>
      <text:p text:style-name="Título">MVC-Modelo Vista Controlador</text:p>
      <text:p text:style-name="P9"><text:tab/>Un controlador maneja la información de las vistas, un servicio funciones específicas que tienen que ver directamente<text:s/>con la base de datos.</text:p>
      <text:p text:style-name="P10"><text:tab/>Las funciones se agregan en las servicios para pensar en la aplicación móvil que se hará de la página.</text:p>
      <text:p text:style-name="P11"><text:tab/>Las API son funciones de un servicio web externo y las mandas a llamar con los parámetros que ellos requieran y te regresan un JSON normalmente.</text:p>
      <text:p text:style-name="Título">ORM</text:p>
      <text:p text:style-name="Textbody"><text:tab/><text:span text:style-name="T12">Entity Manager es el que maneja a los modelos y todo el control de la base de datos.</text:span></text:p>
      <text:p text:style-name="Título">SYMFONY</text:p>
      <text:p text:style-name="P13"><text:tab/>Symfony genera sus propios formularios.</text:p>
      <text:p text:style-name="P14"><text:tab/>is_granted es una función propia del framework para verificar roles de usuario guardados en la sesión.</text:p>
      <text:p text:style-name="P15"><text:tab/>La ruta de la función que ocupas se escribe sobre la misma con el prefijo Route.</text:p>
      <text:p text:style-name="P16"><text:tab/>Un repository es donde se encuentran los métodos específicos para obtener información de una entidad.</text:p>
      <text:p text:style-name="P17"><text:tab/>Render : manda vista de ese controller.</text:p>
      <text:p text:style-name="P18"><text:tab/>Forward: Manda a llamar a<text:s/>otra función del mismo u otro controlador.</text:p>
      <text:p text:style-name="P19"><text:tab/>{{ parent() }} encuentra a la vista principal de la que incluye la vista actual.</text:p>
      <text:p text:style-name="P20"><text:tab/>Los flashes se guardan como un array.</text:p>
      <text:soft-page-break/>
      <text:p text:style-name="P21"><text:tab/>Javascript cuando le mandas una vista en PHP, la recibe como texto y no realiza nada.</text:p>
      <text:p text:style-name="Título">JAVASCRIPT</text:p>
      <text:p text:style-name="P22"><text:tab/>Cuando no se ejecutan acciones de js es probablemente porque el objeto del DOM tiene un id diferente al que le estás mandando.</text:p>
      <text:p text:style-name="Título">PROTOCOLOS</text:p>
      <text:p text:style-name="P23"><text:tab/>Https puede usarse cuando hay pagos con tarjeta, etc. y cuando no quieres intermediarios.</text:p>
      <text:p text:style-name="P24"><text:tab/>Status 302 Found, el recurso ha sido movido temporalmente de locación en la URL.</text:p>
      <text:p text:style-name="P25"><text:tab/>Status 301 Moved Permanently. Este y el anterior suelen ser muy parecidos y usados de manera intercambiable.</text:p>
      <text:p text:style-name="P26"><text:tab/>Status 304 Not Modified. Regresa que no es necesario mandar la petición de nuevo.</text:p>
      <text:p text:style-name="Título">GIT</text:p>
      <text:p text:style-name="P27"><text:tab/>Los nombres de las ramas son sensibles a mayus/minus.</text:p>
      <text:p text:style-name="P28"/>
      <text:p text:style-name="Título">C#</text:p>
      <text:p text:style-name="P29">C# es el lenguaje, .NET es el framework para las aplicaciones (no solo es para c#)</text:p>
      <text:p text:style-name="P30">Cuando compilas C# se convierte primero en Intermediate Language Code, y después el CLR<text:s/>(Common Language Runtime) lo convierte a código nativo/lenguaje máquina.</text:p>
      <text:p text:style-name="P31">Class-&gt;Namespace-&gt;Assembly-&gt;Application-&gt;Solution</text:p>
      <text:p text:style-name="P32">Overflowing:<text:s/>make a variable out of boundari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Estefania Caceres</dc:creator>
    <meta:creation-date>2019-12-31T19:00:00Z</meta:creation-date>
    <dc:date>2020-04-26T00:46:00Z</dc:date>
    <meta:template xlink:href="Normal" xlink:type="simple"/>
    <meta:editing-cycles>7</meta:editing-cycles>
    <meta:editing-duration>PT2940S</meta:editing-duration>
    <meta:document-statistic meta:page-count="2" meta:paragraph-count="4" meta:word-count="373" meta:character-count="2422" meta:row-count="17" meta:non-whitespace-character-count="2053"/>
  </office:meta>
</office:document-meta>
</file>